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0758ea" officeooo:paragraph-rsid="000758ea"/>
    </style:style>
    <style:style style:name="P2" style:family="paragraph" style:parent-style-name="Standard">
      <style:text-properties style:font-name="Verdana" officeooo:rsid="000758ea" officeooo:paragraph-rsid="000846c1"/>
    </style:style>
    <style:style style:name="P3" style:family="paragraph" style:parent-style-name="Standard">
      <style:text-properties style:font-name="Verdana" officeooo:rsid="0007d425" officeooo:paragraph-rsid="0007d425"/>
    </style:style>
    <style:style style:name="P4" style:family="paragraph" style:parent-style-name="Standard">
      <style:text-properties style:font-name="Verdana" officeooo:rsid="000846c1" officeooo:paragraph-rsid="0009a0e2"/>
    </style:style>
    <style:style style:name="P5" style:family="paragraph" style:parent-style-name="Standard">
      <style:text-properties style:font-name="Verdana" officeooo:rsid="000846c1" officeooo:paragraph-rsid="0009e9f9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Verdana" officeooo:rsid="000846c1" officeooo:paragraph-rsid="0009e9f9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Verdana" officeooo:rsid="000846c1" officeooo:paragraph-rsid="0009e9f9"/>
    </style:style>
    <style:style style:name="P8" style:family="paragraph" style:parent-style-name="Heading_20_3">
      <style:text-properties officeooo:paragraph-rsid="0007d425"/>
    </style:style>
    <style:style style:name="P9" style:family="paragraph" style:parent-style-name="Heading_20_3">
      <style:text-properties officeooo:paragraph-rsid="000846c1"/>
    </style:style>
    <style:style style:name="T1" style:family="text">
      <style:text-properties officeooo:rsid="0007d425"/>
    </style:style>
    <style:style style:name="T2" style:family="text">
      <style:text-properties style:font-name="Verdana" officeooo:rsid="000758ea"/>
    </style:style>
    <style:style style:name="T3" style:family="text">
      <style:text-properties style:font-name="Verdana" officeooo:rsid="000846c1"/>
    </style:style>
    <style:style style:name="T4" style:family="text">
      <style:text-properties officeooo:rsid="000846c1"/>
    </style:style>
    <style:style style:name="T5" style:family="text">
      <style:text-properties officeooo:rsid="0009a0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¿Qué es un riesgo laboral?</text:h>
      <text:p text:style-name="P1">La posibilidad de sufrir un accidente o contraer una enfermedad durante el desarrollo de la actividad laboral o durante el trayecto de desplazamiento del lugar de residencia habitual al lugar de trabajo o viceversa.</text:p>
      <text:p text:style-name="P1"/>
      <text:h text:style-name="P8" text:outline-level="3">¿Qué es un <text:span text:style-name="T1">daño laboral</text:span>?</text:h>
      <text:p text:style-name="P3">Sufrir un accidente o enfermedad laborales.</text:p>
      <text:p text:style-name="P3"><text:s/>→ es la materialización del riego</text:p>
      <text:p text:style-name="P3"><text:span text:style-name="T2"/></text:p>
      <text:h text:style-name="P8" text:outline-level="3">¿<text:span text:style-name="T1">Diferencias entre accidente de trabajo y enfermedad laboral</text:span>?</text:h>
      <text:p text:style-name="P3">Las enfermedades laborales están recogidas dentro de una lista cerrada y específica a cada sector, los accidentes de trabajo son todo lo demás.</text:p>
      <text:p text:style-name="P3"><text:s/>→<text:span text:style-name="T4"> la enfermedad es progresiva, el accidente es súbito</text:span></text:p>
      <text:p text:style-name="P2"/>
      <text:h text:style-name="P9" text:outline-level="3"><text:span text:style-name="T4">Clasificar los tipos de riegos</text:span></text:h>
      <text:p text:style-name="P5">Riesgos físicos: </text:p>
      <text:p text:style-name="P6">- por ruido y vibración</text:p>
      <text:p text:style-name="P6">- riesgo de incendio</text:p>
      <text:p text:style-name="P6">- térmico y por humedad (virus y hongos)</text:p>
      <text:p text:style-name="P6">- riesgo radioactiovo (ionizante o no ionizante)</text:p>
      <text:p text:style-name="P6"><text:span text:style-name="T5">- riesgos</text:span> ergonómicos.</text:p>
      <text:p text:style-name="P4">riesgo bioquímico;</text:p>
      <text:p text:style-name="P5">riesgos generales de los locales:</text:p>
      <text:p text:style-name="P6">- riesgo lumínico</text:p>
      <text:p text:style-name="P6">- riesgo eléctrico</text:p>
      <text:p text:style-name="P4"><text:span text:style-name="T5">riesgos psicosociales (sindrome de estar quemado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4T09:28:29.755000000</meta:creation-date>
    <dc:date>2022-01-14T09:52:50.833000000</dc:date>
    <meta:editing-duration>PT24M20S</meta:editing-duration>
    <meta:editing-cycles>5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0" meta:word-count="149" meta:character-count="936" meta:non-whitespace-character-count="804"/>
  </office:meta>
</office:document-meta>
</file>